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ONTRERAS SULCA, KATHERIN LISS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83126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QU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060167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ONTRERAS SULCA, KATHERIN LISSETH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83126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8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3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7/08/2021</text:p>
          </table:table-cell>
          <table:table-cell table:style-name="Tabla2.A3" office:value-type="string">
            <text:p text:style-name="P16">67825</text:p>
          </table:table-cell>
          <table:table-cell table:style-name="Tabla2.D3" office:value-type="string">
            <text:p text:style-name="P17">11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5:57:3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